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60pt" fo:font-weight="bold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bold" style:font-name-complex="Tahoma" style:font-size-complex="4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name-complex="Tahoma" style:font-size-complex="4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T5" style:family="text">
      <style:text-properties fo:color="#ffffff" style:font-name="Arial Black1" fo:font-size="60pt" fo:font-weight="bold"/>
    </style:style>
    <style:style style:name="T6" style:family="text">
      <style:text-properties fo:color="#ffffff" style:text-outline="false" style:text-line-through-style="none" style:font-name="Arial Black1" fo:font-size="60pt" fo:font-style="normal" fo:text-shadow="none" style:text-underline-style="none" fo:font-weight="bold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</text:span><text:span text:style-name="T2">Tryumfy</text:span><text:span text:style-name="T2"><text:line-break/></text:span><text:span text:style-name="T2">Króla niebieskiego</text:span><text:span text:style-name="T3"><text:line-break/></text:span><text:span text:style-name="T3">Zstąpiły</text:span><text:span text:style-name="T3"><text:line-break/></text:span><text:span text:style-name="T3">z nieba wysokieg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3">Pobudziły pasterzów,</text:span><text:span text:style-name="T3"><text:line-break/></text:span><text:span text:style-name="T3">Dobytku swego stróżów,</text:span><text:span text:style-name="T4"><text:line-break/></text:span><text:span text:style-name="T4">Śpiewaniem / x3</text:span><text:span text:style-name="T4"><text:tab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1cm" presentation:class="title" presentation:user-transformed="true">
          <draw:text-box>
            <text:p text:style-name="P4"><text:span text:style-name="T5">2. </text:span><text:span text:style-name="T6">Chwała bądź</text:span><text:span text:style-name="T6"><text:line-break/></text:span><text:span text:style-name="T6">Bogu w wysokości,</text:span><text:span text:style-name="T6"><text:line-break/></text:span><text:span text:style-name="T6">A ludziom</text:span><text:span text:style-name="T6"><text:line-break/></text:span><text:span text:style-name="T6">pokój na nisk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.001cm" presentation:class="title" presentation:user-transformed="true">
          <draw:text-box>
            <text:p text:style-name="P4"><text:span text:style-name="T6">Narodził się Zbawiciel,</text:span><text:span text:style-name="T6"><text:line-break/></text:span><text:span text:style-name="T6">Dusz ludzkich Odkupiciel, </text:span><text:span text:style-name="T6"><text:line-break/></text:span><text:span text:style-name="T6">Na ziemi / 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F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12-25T15:55:03</meta:creation-date>
    <dc:date>2014-01-06T23:22:24.966000000</dc:date>
    <dc:language>pl-PL</dc:language>
    <meta:editing-cycles>11</meta:editing-cycles>
    <meta:editing-duration>PT7M3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